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 style:text-autospace="none"/>
      <style:text-properties fo:color="#000000" fo:font-size="11.5pt" fo:font-weight="normal" style:letter-kerning="true" style:font-size-asian="11.5pt" style:font-weight-asian="normal" style:font-size-complex="11.5pt" style:font-weight-complex="normal"/>
    </style:style>
    <style:style style:name="T1" style:family="text">
      <style:text-properties fo:color="#000000" fo:font-size="11.5pt" style:letter-kerning="true" style:font-size-asian="11.5pt" style:font-size-complex="11.5pt"/>
    </style:style>
    <style:style style:name="T2" style:family="text">
      <style:text-properties fo:color="#000000" fo:font-size="11.5pt" fo:font-style="italic" style:letter-kerning="true" style:font-size-asian="11.5pt" style:font-style-asian="italic" style:font-size-complex="11.5pt"/>
    </style:style>
    <style:style style:name="T3" style:family="text">
      <style:text-properties fo:color="#000000" style:text-position="sub 58%" fo:font-size="11.5pt" fo:font-style="italic" style:letter-kerning="true" style:font-size-asian="11.5pt" style:font-style-asian="italic" style:font-size-complex="11.5pt"/>
    </style:style>
    <style:style style:name="T4" style:family="text">
      <style:text-properties fo:font-style="italic" style:font-style-asian="italic"/>
    </style:style>
    <style:style style:name="T5" style:family="text">
      <style:text-properties style:font-name="Symbol" fo:font-style="italic" style:font-style-asian="italic"/>
    </style:style>
    <style:style style:name="T6" style:family="text">
      <style:text-properties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hm Program Assignment 2</text:p>
      <text:p text:style-name="P2">b97502049 電機四 蔡昀達</text:p>
      <text:list xml:id="list785730476" text:style-name="L1">
        <text:list-item>
          <text:p text:style-name="P3"><text:span text:style-name="T1">Write a brute force algorithm (just pseudo code) in your report that tried all possible combinations of </text:span><text:span text:style-name="T2">x</text:span><text:span text:style-name="T3">i</text:span><text:span text:style-name="T1"> . What is the time complexity of this algorithm?</text:span></text:p>
          <text:p text:style-name="P3"><text:span text:style-name="T1">Ans. </text:span></text:p>
        </text:list-item>
        <text:list-item>
          <text:p text:style-name="P4">Write a greedy algorithm (just pseudo code) in your report. <text:s/>What is the time complexity of this algorithm? <text:s/>Does your algorithm give the optimal solution?</text:p>
        </text:list-item>
        <text:list-item>
          <text:p text:style-name="P4">Let <text:span text:style-name="T5"></text:span>(<text:span text:style-name="T4">i, s</text:span>) equal to the maximum value that can be obtained by placing up to <text:span text:style-name="T4">i</text:span> items to the knapsack of size less than or equal to <text:span text:style-name="T4">s</text:span>. <text:s/>Show a recursive solution to this problem in your report.</text:p>
        </text:list-item>
        <text:list-item>
          <text:p text:style-name="P4">Write pseudo codes for the recursive algorithm in your report. <text:s/><text:span text:style-name="T6">Analyze the time complexity of this algorithm. </text:span></text:p>
        </text:list-item>
        <text:list-item>
          <text:p text:style-name="P4"><text:span text:style-name="T6">Write pseudo codes for the DP algorithm in your report. <text:s/>Analyze the time complexity of this algorithm. Hint: You can use a two dimensional table: one is item, the other is space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3T22:39:28</meta:creation-date>
    <dc:date>2012-04-03T22:51:36</dc:date>
    <meta:editing-duration>P0D</meta:editing-duration>
    <meta:editing-cycles>1</meta:editing-cycles>
    <meta:document-statistic meta:table-count="0" meta:image-count="0" meta:object-count="0" meta:page-count="1" meta:paragraph-count="8" meta:word-count="157" meta:character-count="62" meta:non-whitespace-character-count="707"/>
    <meta:generator>LibreOffice/3.5$Linux_x86 LibreOffice_project/350m1$Build-102</meta:generator>
  </office:meta>
</office:document-meta>
</file>